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12pt" style:font-size-asian="12pt" style:font-size-complex="12pt" fo:language="en" fo:country="US"/>
    </style:style>
    <style:style style:name="P2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3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" style:parent-style-name="ListParagraph" style:list-style-name="LFO1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8" style:parent-style-name="ListParagraph" style:list-style-name="LFO1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9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0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1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2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3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4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5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6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" style:parent-style-name="ListParagraph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</office:automatic-styles>
  <office:body>
    <office:text text:use-soft-page-breaks="true">
      <text:p text:style-name="P1">Nama: Zaidi Mufthisor</text:p>
      <text:p text:style-name="P2">NIM: 2100018105</text:p>
      <text:p text:style-name="P3"/>
      <text:p text:style-name="P4">Algoritma dan program mencari 2 titik</text:p>
      <text:list text:style-name="LFO1" text:continue-numbering="true">
        <text:list-item>
          <text:p text:style-name="P5">Analisis</text:p>
        </text:list-item>
      </text:list>
      <text:p text:style-name="P6">Mencari jarak 2 titik<text:s/>pada sebuah koordinat yang inputannya X1, X2, Y1, Y2</text:p>
      <text:p text:style-name="P7"/>
      <text:list text:style-name="LFO1" text:continue-numbering="true">
        <text:list-item>
          <text:p text:style-name="P8">Identifikasi</text:p>
        </text:list-item>
      </text:list>
      <text:p text:style-name="P9">Input : koordinat A (X1, Y1) dan B (X2, Y2)</text:p>
      <text:p text:style-name="P10">Output : jarak</text:p>
      <text:p text:style-name="P11"/>
      <text:p text:style-name="P12">Deklarasi :</text:p>
      <text:p text:style-name="P13">Baca X1 :</text:p>
      <text:p text:style-name="P14">Baca X2 :</text:p>
      <text:p text:style-name="P15">Baca Y1:</text:p>
      <text:p text:style-name="P16">Baca Y2;</text:p>
      <text:p text:style-name="P17"><text:s/></text:p>
      <text:p text:style-name="P18">Jarak = ( sqrt ((( X2 – X1 ) * (X2 – X1) + ((Y2 – Y1) * (Y2 – Y1))):</text:p>
      <text:p text:style-name="ListParagraph"><text:span text:style-name="T19">End ( Tulis jarak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D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</meta:initial-creator>
    <dc:creator>USER</dc:creator>
    <meta:creation-date>2022-03-24T09:51:00Z</meta:creation-date>
    <dc:date>2022-03-24T10:06:00Z</dc:date>
    <meta:template xlink:href="Normal" xlink:type="simple"/>
    <meta:editing-cycles>1</meta:editing-cycles>
    <meta:editing-duration>PT900S</meta:editing-duration>
    <meta:document-statistic meta:page-count="1" meta:paragraph-count="1" meta:word-count="55" meta:character-count="374" meta:row-count="2" meta:non-whitespace-character-count="320"/>
  </office:meta>
</office:document-meta>
</file>